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99" draw:textarea-horizontal-align="center" draw:textarea-vertical-align="middle"/>
    </style:style>
    <style:style style:name="gr3" style:family="graphic" style:parent-style-name="standard">
      <style:graphic-properties draw:fill="solid" draw:fill-color="#ff9966" draw:textarea-horizontal-align="center" draw:textarea-vertical-align="middle"/>
    </style:style>
    <style:style style:name="gr4" style:family="graphic" style:parent-style-name="standard">
      <style:graphic-properties draw:fill="solid" draw:fill-color="#9999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4.5cm" svg:height="0.75cm" svg:x="5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5.5cm" svg:y="4.249cm">
          <text:p text:style-name="P1"><text:span text:style-name="T1">exercise</text:span></text:p>
        </draw:rect>
        <draw:rect draw:style-name="gr3" draw:text-style-name="P2" draw:layer="layout" svg:width="4.5cm" svg:height="0.375cm" svg:x="5.5cm" svg:y="6.124cm">
          <text:p text:style-name="P1"><text:span text:style-name="T1">wrap-up</text:span></text:p>
        </draw:rect>
        <draw:rect draw:style-name="gr4" draw:text-style-name="P2" draw:layer="layout" svg:width="4.5cm" svg:height="1.125cm" svg:x="5.5cm" svg:y="1.999cm">
          <text:p text:style-name="P1"><text:span text:style-name="T1">introduction</text:span></text:p>
        </draw:rect>
        <draw:rect draw:style-name="gr3" draw:text-style-name="P2" draw:layer="layout" svg:width="4.5cm" svg:height="3.5cm" svg:x="21.5cm" svg:y="14cm">
          <text:p text:style-name="P1"><text:span text:style-name="T1">Final </text:span></text:p>
          <text:p text:style-name="P1"><text:span text:style-name="T1">wrap-up</text:span></text:p>
        </draw:rect>
        <draw:frame draw:style-name="gr5" draw:text-style-name="P3" draw:layer="layout" svg:width="4.5cm" svg:height="1.195cm" svg:x="5.5cm" svg:y="0.5cm">
          <draw:text-box>
            <text:p text:style-name="P1"><text:span text:style-name="T2">Day 1</text:span></text:p>
          </draw:text-box>
        </draw:frame>
        <draw:frame draw:style-name="gr5" draw:text-style-name="P3" draw:layer="layout" svg:width="4.5cm" svg:height="1.195cm" svg:x="13.5cm" svg:y="0.5cm">
          <draw:text-box>
            <text:p text:style-name="P1"><text:span text:style-name="T2">Day 2</text:span></text:p>
          </draw:text-box>
        </draw:frame>
        <draw:frame draw:style-name="gr5" draw:text-style-name="P3" draw:layer="layout" svg:width="4.5cm" svg:height="1.195cm" svg:x="21.5cm" svg:y="0.5cm">
          <draw:text-box>
            <text:p text:style-name="P1"><text:span text:style-name="T2">Day 3</text:span></text:p>
          </draw:text-box>
        </draw:frame>
        <draw:rect draw:style-name="gr3" draw:text-style-name="P2" draw:layer="layout" svg:width="4.5cm" svg:height="1.125cm" svg:x="13.5cm" svg:y="1.999cm">
          <text:p text:style-name="P1"><text:span text:style-name="T1">wrap-up</text:span></text:p>
        </draw:rect>
        <draw:rect draw:style-name="gr3" draw:text-style-name="P2" draw:layer="layout" svg:width="4.5cm" svg:height="1.125cm" svg:x="21.5cm" svg:y="1.999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5.499cm" svg:y="3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4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6.123cm">
          <text:p text:style-name="P1"><text:span text:style-name="T1">wrap-up</text:span></text:p>
        </draw:rect>
        <draw:rect draw:style-name="gr1" draw:text-style-name="P2" draw:layer="layout" svg:width="4.5cm" svg:height="0.75cm" svg:x="21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21.5cm" svg:y="4.249cm">
          <text:p text:style-name="P1"><text:span text:style-name="T1">exercise</text:span></text:p>
        </draw:rect>
        <draw:rect draw:style-name="gr3" draw:text-style-name="P2" draw:layer="layout" svg:width="4.5cm" svg:height="0.375cm" svg:x="21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01cm" svg:y="3.5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4.25cm">
          <text:p text:style-name="P1"><text:span text:style-name="T1">exercise</text:span></text:p>
        </draw:rect>
        <draw:rect draw:style-name="gr3" draw:text-style-name="P2" draw:layer="layout" svg:width="4.5cm" svg:height="0.375cm" svg:x="13.501cm" svg:y="6.125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13.5cm" svg:y="3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4.249cm">
          <text:p text:style-name="P1"><text:span text:style-name="T1">exercise</text:span></text:p>
        </draw:rect>
        <draw:rect draw:style-name="gr3" draw:text-style-name="P2" draw:layer="layout" svg:width="4.5cm" svg:height="0.375cm" svg:x="13.5cm" svg:y="6.124cm">
          <text:p text:style-name="P1"><text:span text:style-name="T1">wrap-up</text:span></text:p>
        </draw:rect>
        <draw:rect draw:style-name="gr1" draw:text-style-name="P2" draw:layer="layout" svg:width="4.5cm" svg:height="0.75cm" svg:x="5.5cm" svg:y="7cm">
          <text:p text:style-name="P1"><text:span text:style-name="T1">presentation</text:span></text:p>
        </draw:rect>
        <draw:rect draw:style-name="gr2" draw:text-style-name="P2" draw:layer="layout" svg:width="4.5cm" svg:height="1.875cm" svg:x="5.5cm" svg:y="7.75cm">
          <text:p text:style-name="P1"><text:span text:style-name="T1">exercise</text:span></text:p>
        </draw:rect>
        <draw:rect draw:style-name="gr3" draw:text-style-name="P2" draw:layer="layout" svg:width="4.5cm" svg:height="0.375cm" svg:x="5.5cm" svg:y="9.625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9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4cm">
          <text:p text:style-name="P1"><text:span text:style-name="T1">wrap-up</text:span></text:p>
        </draw:rect>
        <draw:rect draw:style-name="gr1" draw:text-style-name="P2" draw:layer="layout" svg:width="4.5cm" svg:height="0.75cm" svg:x="21.5cm" svg:y="7cm">
          <text:p text:style-name="P1"><text:span text:style-name="T1">presentation</text:span></text:p>
        </draw:rect>
        <draw:rect draw:style-name="gr2" draw:text-style-name="P2" draw:layer="layout" svg:width="4.5cm" svg:height="1.875cm" svg:x="21.5cm" svg:y="7.75cm">
          <text:p text:style-name="P1"><text:span text:style-name="T1">exercise</text:span></text:p>
        </draw:rect>
        <draw:rect draw:style-name="gr3" draw:text-style-name="P2" draw:layer="layout" svg:width="4.5cm" svg:height="0.375cm" svg:x="21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01cm" svg:y="7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7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9.626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5cm">
          <text:p text:style-name="P1"><text:span text:style-name="T1">exercise</text:span></text:p>
        </draw:rect>
        <draw:rect draw:style-name="gr3" draw:text-style-name="P2" draw:layer="layout" svg:width="4.5cm" svg:height="0.375cm" svg:x="13.5cm" svg:y="9.625cm">
          <text:p text:style-name="P1"><text:span text:style-name="T1">wrap-up</text:span></text:p>
        </draw:rect>
        <draw:rect draw:style-name="gr1" draw:text-style-name="P2" draw:layer="layout" svg:width="4.5cm" svg:height="0.75cm" svg:x="5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5.5cm" svg:y="7.749cm">
          <text:p text:style-name="P1"><text:span text:style-name="T1">exercise</text:span></text:p>
        </draw:rect>
        <draw:rect draw:style-name="gr3" draw:text-style-name="P2" draw:layer="layout" svg:width="4.5cm" svg:height="0.375cm" svg:x="5.5cm" svg:y="9.624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5.499cm" svg:y="6.9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7.748cm">
          <text:p text:style-name="P1"><text:span text:style-name="T1">exercise</text:span></text:p>
        </draw:rect>
        <draw:rect draw:style-name="gr3" draw:text-style-name="P2" draw:layer="layout" svg:width="4.5cm" svg:height="0.375cm" svg:x="5.499cm" svg:y="9.623cm">
          <text:p text:style-name="P1"><text:span text:style-name="T1">wrap-up</text:span></text:p>
        </draw:rect>
        <draw:rect draw:style-name="gr1" draw:text-style-name="P2" draw:layer="layout" svg:width="4.5cm" svg:height="0.75cm" svg:x="21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21.5cm" svg:y="7.749cm">
          <text:p text:style-name="P1"><text:span text:style-name="T1">exercise</text:span></text:p>
        </draw:rect>
        <draw:rect draw:style-name="gr3" draw:text-style-name="P2" draw:layer="layout" svg:width="4.5cm" svg:height="0.375cm" svg:x="21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01cm" svg:y="7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7.75cm">
          <text:p text:style-name="P1"><text:span text:style-name="T1">exercise</text:span></text:p>
        </draw:rect>
        <draw:rect draw:style-name="gr3" draw:text-style-name="P2" draw:layer="layout" svg:width="4.5cm" svg:height="0.375cm" svg:x="13.501cm" svg:y="9.625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13.5cm" svg:y="6.9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7.749cm">
          <text:p text:style-name="P1"><text:span text:style-name="T1">exercise</text:span></text:p>
        </draw:rect>
        <draw:rect draw:style-name="gr3" draw:text-style-name="P2" draw:layer="layout" svg:width="4.5cm" svg:height="0.375cm" svg:x="13.5cm" svg:y="9.624cm">
          <text:p text:style-name="P1"><text:span text:style-name="T1">wrap-up</text:span></text:p>
        </draw:rect>
        <draw:rect draw:style-name="gr1" draw:text-style-name="P2" draw:layer="layout" svg:width="4.5cm" svg:height="0.75cm" svg:x="5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5.5cm" svg:y="11.249cm">
          <text:p text:style-name="P1"><text:span text:style-name="T1">exercise</text:span></text:p>
        </draw:rect>
        <draw:rect draw:style-name="gr3" draw:text-style-name="P2" draw:layer="layout" svg:width="4.5cm" svg:height="0.375cm" svg:x="5.5cm" svg:y="13.124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21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21.5cm" svg:y="11.249cm">
          <text:p text:style-name="P1"><text:span text:style-name="T1">exercise</text:span></text:p>
        </draw:rect>
        <draw:rect draw:style-name="gr3" draw:text-style-name="P2" draw:layer="layout" svg:width="4.5cm" svg:height="0.375cm" svg:x="21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01cm" svg:y="10.5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1.25cm">
          <text:p text:style-name="P1"><text:span text:style-name="T1">exercise</text:span></text:p>
        </draw:rect>
        <draw:rect draw:style-name="gr3" draw:text-style-name="P2" draw:layer="layout" svg:width="4.5cm" svg:height="0.375cm" svg:x="13.501cm" svg:y="13.125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5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5cm" svg:y="11.248cm">
          <text:p text:style-name="P1"><text:span text:style-name="T1">exercise</text:span></text:p>
        </draw:rect>
        <draw:rect draw:style-name="gr3" draw:text-style-name="P2" draw:layer="layout" svg:width="4.5cm" svg:height="0.375cm" svg:x="5.5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21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21.5cm" svg:y="11.248cm">
          <text:p text:style-name="P1"><text:span text:style-name="T1">exercise</text:span></text:p>
        </draw:rect>
        <draw:rect draw:style-name="gr3" draw:text-style-name="P2" draw:layer="layout" svg:width="4.5cm" svg:height="0.375cm" svg:x="21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01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01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5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5.5cm" svg:y="11.249cm">
          <text:p text:style-name="P1"><text:span text:style-name="T1">exercise</text:span></text:p>
        </draw:rect>
        <draw:rect draw:style-name="gr3" draw:text-style-name="P2" draw:layer="layout" svg:width="4.5cm" svg:height="0.375cm" svg:x="5.5cm" svg:y="13.124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8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3cm">
          <text:p text:style-name="P1"><text:span text:style-name="T1">wrap-up</text:span></text:p>
        </draw:rect>
        <draw:rect draw:style-name="gr1" draw:text-style-name="P2" draw:layer="layout" svg:width="4.5cm" svg:height="0.75cm" svg:x="21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21.5cm" svg:y="11.249cm">
          <text:p text:style-name="P1"><text:span text:style-name="T1">exercise</text:span></text:p>
        </draw:rect>
        <draw:rect draw:style-name="gr3" draw:text-style-name="P2" draw:layer="layout" svg:width="4.5cm" svg:height="0.375cm" svg:x="21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01cm" svg:y="10.5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1.25cm">
          <text:p text:style-name="P1"><text:span text:style-name="T1">exercise</text:span></text:p>
        </draw:rect>
        <draw:rect draw:style-name="gr3" draw:text-style-name="P2" draw:layer="layout" svg:width="4.5cm" svg:height="0.375cm" svg:x="13.501cm" svg:y="13.125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4cm">
          <text:p text:style-name="P1"><text:span text:style-name="T1">wrap-up</text:span></text:p>
        </draw:rect>
        <draw:rect draw:style-name="gr1" draw:text-style-name="P2" draw:layer="layout" svg:width="4.5cm" svg:height="0.75cm" svg:x="5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5.5cm" svg:y="11.248cm">
          <text:p text:style-name="P1"><text:span text:style-name="T1">exercise</text:span></text:p>
        </draw:rect>
        <draw:rect draw:style-name="gr3" draw:text-style-name="P2" draw:layer="layout" svg:width="4.5cm" svg:height="0.375cm" svg:x="5.5cm" svg:y="13.123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5.499cm" svg:y="10.497cm">
          <text:p text:style-name="P1"><text:span text:style-name="T1">presentation</text:span></text:p>
        </draw:rect>
        <draw:rect draw:style-name="gr2" draw:text-style-name="P2" draw:layer="layout" svg:width="4.5cm" svg:height="1.875cm" svg:x="5.499cm" svg:y="11.247cm">
          <text:p text:style-name="P1"><text:span text:style-name="T1">exercise</text:span></text:p>
        </draw:rect>
        <draw:rect draw:style-name="gr3" draw:text-style-name="P2" draw:layer="layout" svg:width="4.5cm" svg:height="0.375cm" svg:x="5.499cm" svg:y="13.122cm">
          <text:p text:style-name="P1"><text:span text:style-name="T1">wrap-up</text:span></text:p>
        </draw:rect>
        <draw:rect draw:style-name="gr1" draw:text-style-name="P2" draw:layer="layout" svg:width="4.5cm" svg:height="0.75cm" svg:x="21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21.5cm" svg:y="11.248cm">
          <text:p text:style-name="P1"><text:span text:style-name="T1">exercise</text:span></text:p>
        </draw:rect>
        <draw:rect draw:style-name="gr3" draw:text-style-name="P2" draw:layer="layout" svg:width="4.5cm" svg:height="0.375cm" svg:x="21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01cm" svg:y="10.499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1.249cm">
          <text:p text:style-name="P1"><text:span text:style-name="T1">exercise</text:span></text:p>
        </draw:rect>
        <draw:rect draw:style-name="gr3" draw:text-style-name="P2" draw:layer="layout" svg:width="4.5cm" svg:height="0.375cm" svg:x="13.501cm" svg:y="13.124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13.5cm" svg:y="10.498cm">
          <text:p text:style-name="P1"><text:span text:style-name="T1">presentation</text:span></text:p>
        </draw:rect>
        <draw:rect draw:style-name="gr2" draw:text-style-name="P2" draw:layer="layout" svg:width="4.5cm" svg:height="1.875cm" svg:x="13.5cm" svg:y="11.248cm">
          <text:p text:style-name="P1"><text:span text:style-name="T1">exercise</text:span></text:p>
        </draw:rect>
        <draw:rect draw:style-name="gr3" draw:text-style-name="P2" draw:layer="layout" svg:width="4.5cm" svg:height="0.375cm" svg:x="13.5cm" svg:y="13.123cm">
          <text:p text:style-name="P1"><text:span text:style-name="T1">wrap-up</text:span></text:p>
        </draw:rect>
        <draw:rect draw:style-name="gr1" draw:text-style-name="P2" draw:layer="layout" svg:width="4.5cm" svg:height="0.75cm" svg:x="5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5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5.501cm" svg:y="16.627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2cm" svg:y="14.003cm">
          <text:p text:style-name="P1"><text:span text:style-name="T1">presentation</text:span></text:p>
        </draw:rect>
        <draw:rect draw:style-name="gr2" draw:text-style-name="P2" draw:layer="layout" svg:width="4.5cm" svg:height="1.875cm" svg:x="13.502cm" svg:y="14.753cm">
          <text:p text:style-name="P1"><text:span text:style-name="T1">exercise</text:span></text:p>
        </draw:rect>
        <draw:rect draw:style-name="gr3" draw:text-style-name="P2" draw:layer="layout" svg:width="4.5cm" svg:height="0.375cm" svg:x="13.502cm" svg:y="16.628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5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01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13.502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2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2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5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5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5.501cm" svg:y="16.627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2cm" svg:y="14.003cm">
          <text:p text:style-name="P1"><text:span text:style-name="T1">presentation</text:span></text:p>
        </draw:rect>
        <draw:rect draw:style-name="gr2" draw:text-style-name="P2" draw:layer="layout" svg:width="4.5cm" svg:height="1.875cm" svg:x="13.502cm" svg:y="14.753cm">
          <text:p text:style-name="P1"><text:span text:style-name="T1">exercise</text:span></text:p>
        </draw:rect>
        <draw:rect draw:style-name="gr3" draw:text-style-name="P2" draw:layer="layout" svg:width="4.5cm" svg:height="0.375cm" svg:x="13.502cm" svg:y="16.628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7cm">
          <text:p text:style-name="P1"><text:span text:style-name="T1">wrap-up</text:span></text:p>
        </draw:rect>
        <draw:rect draw:style-name="gr1" draw:text-style-name="P2" draw:layer="layout" svg:width="4.5cm" svg:height="0.75cm" svg:x="5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5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5.501cm" svg:y="16.626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5.5cm" svg:y="14cm">
          <text:p text:style-name="P1"><text:span text:style-name="T1">presentation</text:span></text:p>
        </draw:rect>
        <draw:rect draw:style-name="gr2" draw:text-style-name="P2" draw:layer="layout" svg:width="4.5cm" svg:height="1.875cm" svg:x="5.5cm" svg:y="14.75cm">
          <text:p text:style-name="P1"><text:span text:style-name="T1">exercise</text:span></text:p>
        </draw:rect>
        <draw:rect draw:style-name="gr3" draw:text-style-name="P2" draw:layer="layout" svg:width="4.5cm" svg:height="0.375cm" svg:x="5.5cm" svg:y="16.625cm">
          <text:p text:style-name="P1"><text:span text:style-name="T1">wrap-up</text:span></text:p>
        </draw:rect>
        <draw:rect draw:style-name="gr1" draw:text-style-name="P2" draw:layer="layout" svg:width="4.5cm" svg:height="0.75cm" svg:x="13.502cm" svg:y="14.002cm">
          <text:p text:style-name="P1"><text:span text:style-name="T1">presentation</text:span></text:p>
        </draw:rect>
        <draw:rect draw:style-name="gr2" draw:text-style-name="P2" draw:layer="layout" svg:width="4.5cm" svg:height="1.875cm" svg:x="13.502cm" svg:y="14.752cm">
          <text:p text:style-name="P1"><text:span text:style-name="T1">exercise</text:span></text:p>
        </draw:rect>
        <draw:rect draw:style-name="gr3" draw:text-style-name="P2" draw:layer="layout" svg:width="4.5cm" svg:height="0.375cm" svg:x="13.502cm" svg:y="16.627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draw:rect draw:style-name="gr1" draw:text-style-name="P2" draw:layer="layout" svg:width="4.5cm" svg:height="0.75cm" svg:x="13.501cm" svg:y="14.001cm">
          <text:p text:style-name="P1"><text:span text:style-name="T1">presentation</text:span></text:p>
        </draw:rect>
        <draw:rect draw:style-name="gr2" draw:text-style-name="P2" draw:layer="layout" svg:width="4.5cm" svg:height="1.875cm" svg:x="13.501cm" svg:y="14.751cm">
          <text:p text:style-name="P1"><text:span text:style-name="T1">exercise</text:span></text:p>
        </draw:rect>
        <draw:rect draw:style-name="gr3" draw:text-style-name="P2" draw:layer="layout" svg:width="4.5cm" svg:height="0.375cm" svg:x="13.501cm" svg:y="16.626cm">
          <text:p text:style-name="P1"><text:span text:style-name="T1">wrap-up</text:span></text:p>
        </draw:rect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Rother</meta:initial-creator>
    <meta:creation-date>2013-03-08T13:29:55.73</meta:creation-date>
    <meta:editing-duration>PT12M3S</meta:editing-duration>
    <meta:editing-cycles>3</meta:editing-cycles>
    <dc:date>2013-03-21T20:38:26</dc:date>
    <dc:creator>pfern </dc:creator>
    <meta:generator>LibreOffice/3.5$Linux_X86_64 LibreOffice_project/350m1$Build-2</meta:generator>
    <meta:document-statistic meta:object-count="513"/>
  </office:meta>
</office:document-meta>
</file>